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C0000003CE13493B1.png"/>
  <manifest:file-entry manifest:media-type="image/png" manifest:full-path="Pictures/100002010000002C0000002C370341DA.png"/>
  <manifest:file-entry manifest:media-type="image/png" manifest:full-path="Pictures/1000020100000200000002003DAA85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8.25in" fo:margin-left="-0.075in" fo:margin-top="0in" fo:margin-bottom="0in" table:align="left" style:writing-mode="lr-tb"/>
    </style:style>
    <style:style style:name="Table1.A" style:family="table-column">
      <style:table-column-properties style:column-width="6.2493in"/>
    </style:style>
    <style:style style:name="Table1.B" style:family="table-column">
      <style:table-column-properties style:column-width="2.0007in"/>
    </style:style>
    <style:style style:name="Table1.1" style:family="table-row">
      <style:table-row-properties style:min-row-height="8.5882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1.7278in" fo:margin-left="0in" fo:margin-right="0.1229in" table:align="margins" style:writing-mode="lr-tb"/>
    </style:style>
    <style:style style:name="Table2.A" style:family="table-column">
      <style:table-column-properties style:column-width="0.816in" style:rel-column-width="30950*"/>
    </style:style>
    <style:style style:name="Table2.B" style:family="table-column">
      <style:table-column-properties style:column-width="0.9118in" style:rel-column-width="34585*"/>
    </style:style>
    <style:style style:name="Table2.A1" style:family="table-cell">
      <style:table-cell-properties fo:padding="0in" fo:border="none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style:font-name="Calibri Light" fo:font-size="3pt" fo:font-style="italic" style:font-name-asian="Times New Roman1" style:font-size-asian="3pt" style:font-style-asian="italic" style:font-name-complex="Calibri Light1" style:font-size-complex="3pt" style:font-style-complex="italic"/>
    </style:style>
    <style:style style:name="P3" style:family="paragraph" style:parent-style-name="Standard">
      <style:paragraph-properties fo:margin-top="0in" fo:margin-bottom="0in" fo:line-height="100%"/>
      <style:text-properties style:font-name="Calibri Light" style:font-name-asian="Times New Roman1" style:font-name-complex="Calibri Light1"/>
    </style:style>
    <style:style style:name="P4" style:family="paragraph" style:parent-style-name="Standard">
      <style:paragraph-properties fo:margin-top="0in" fo:margin-bottom="0in"/>
      <style:text-properties style:font-name="Cambria" fo:font-size="18pt" style:font-name-asian="Times New Roman1" style:font-size-asian="18pt" style:font-name-complex="Calibri Light1" style:font-size-complex="18pt"/>
    </style:style>
    <style:style style:name="P5" style:family="paragraph" style:parent-style-name="Standard">
      <style:paragraph-properties fo:margin-top="0in" fo:margin-bottom="0in" fo:line-height="100%"/>
      <style:text-properties style:font-name="Cambria" fo:font-size="18pt" style:font-name-asian="Times New Roman1" style:font-size-asian="18pt" style:font-name-complex="Calibri Light1" style:font-size-complex="18pt"/>
    </style:style>
    <style:style style:name="P6" style:family="paragraph" style:parent-style-name="Standard">
      <style:paragraph-properties fo:margin-top="0in" fo:margin-bottom="0in"/>
      <style:text-properties style:font-name="Cambria" fo:font-size="12pt" style:font-name-asian="Times New Roman1" style:font-size-asian="12pt" style:font-name-complex="Calibri Light1" style:font-size-complex="12pt"/>
    </style:style>
    <style:style style:name="P7" style:family="paragraph" style:parent-style-name="Standard">
      <style:paragraph-properties fo:margin-top="0in" fo:margin-bottom="0in" fo:line-height="100%"/>
      <style:text-properties style:font-name="Cambria" style:font-name-asian="Times New Roman1" style:font-name-complex="Calibri Light1"/>
    </style:style>
    <style:style style:name="P8" style:family="paragraph" style:parent-style-name="Standard">
      <style:paragraph-properties fo:margin-top="0in" fo:margin-bottom="0in"/>
      <style:text-properties fo:color="#000000" style:font-name="Calibri Light" fo:font-size="10pt" style:font-name-asian="Times New Roman1" style:font-size-asian="10pt" style:font-name-complex="Calibri Light1" style:font-size-complex="10pt"/>
    </style:style>
    <style:style style:name="P9" style:family="paragraph" style:parent-style-name="Standard">
      <style:paragraph-properties fo:margin-top="0in" fo:margin-bottom="0in"/>
      <style:text-properties fo:color="#000000" style:font-name="Calibri Light" fo:font-size="10pt" fo:font-weight="bold" style:font-name-asian="Times New Roman1" style:font-size-asian="10pt" style:font-weight-asian="bold" style:font-name-complex="Calibri Light1" style:font-size-complex="10pt" style:font-weight-complex="bold"/>
    </style:style>
    <style:style style:name="P10" style:family="paragraph" style:parent-style-name="Standard">
      <style:paragraph-properties fo:margin-top="0in" fo:margin-bottom="0in"/>
      <style:text-properties fo:color="#000000" style:font-name="Calibri Light" fo:font-size="10pt" fo:font-weight="normal" style:font-name-asian="Times New Roman1" style:font-size-asian="10pt" style:font-weight-asian="normal" style:font-name-complex="Calibri Light1" style:font-size-complex="10pt" style:font-weight-complex="normal"/>
    </style:style>
    <style:style style:name="P11" style:family="paragraph" style:parent-style-name="Standard">
      <style:paragraph-properties fo:margin-top="0in" fo:margin-bottom="0in" fo:line-height="100%"/>
      <style:text-properties fo:color="#000000" style:font-name="Calibri Light" style:font-name-asian="Times New Roman1" style:font-name-complex="Calibri Light1"/>
    </style:style>
    <style:style style:name="P12" style:family="paragraph" style:parent-style-name="Standard">
      <style:paragraph-properties fo:margin-top="0in" fo:margin-bottom="0in" fo:line-height="100%"/>
      <style:text-properties fo:color="#000000" style:font-name="Calibri Light" fo:font-size="18pt" style:font-name-asian="Times New Roman1" style:font-size-asian="18pt" style:font-name-complex="Calibri Light1" style:font-size-complex="18pt"/>
    </style:style>
    <style:style style:name="P13" style:family="paragraph" style:parent-style-name="Standard">
      <style:paragraph-properties fo:margin-top="0in" fo:margin-bottom="0in"/>
      <style:text-properties fo:color="#000000" style:font-name="Cambria" fo:font-size="13pt" style:font-name-asian="Times New Roman1" style:font-size-asian="13pt" style:font-name-complex="Calibri Light1" style:font-size-complex="13pt"/>
    </style:style>
    <style:style style:name="P14" style:family="paragraph" style:parent-style-name="Standard">
      <style:paragraph-properties fo:margin-top="0in" fo:margin-bottom="0in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top="0in" fo:margin-bottom="0.1in"/>
    </style:style>
    <style:style style:name="P16" style:family="paragraph" style:parent-style-name="Standard">
      <style:paragraph-properties fo:margin-top="0in" fo:margin-bottom="0.1in"/>
      <style:text-properties fo:color="#000000" style:font-name="Calibri Light" fo:font-size="10pt" style:font-name-asian="Times New Roman1" style:font-size-asian="10pt" style:font-name-complex="Calibri Light1" style:font-size-complex="10pt"/>
    </style:style>
    <style:style style:name="P17" style:family="paragraph" style:parent-style-name="Table_20_Contents">
      <style:text-properties style:font-name="Calibri Light" fo:font-size="10pt" style:font-name-asian="Times New Roman1" style:font-size-asian="10pt" style:font-name-complex="Calibri Light1" style:font-size-complex="10pt"/>
    </style:style>
    <style:style style:name="P18" style:family="paragraph" style:parent-style-name="Standard" style:master-page-name="Standard">
      <style:paragraph-properties fo:margin-top="0in" fo:margin-bottom="0in" fo:line-height="100%" style:page-number="auto"/>
    </style:style>
    <style:style style:name="P19" style:family="paragraph" style:parent-style-name="Standard" style:list-style-name="WWNum1">
      <style:paragraph-properties fo:margin-top="0in" fo:margin-bottom="0in" fo:line-height="100%"/>
      <style:text-properties fo:color="#000000" style:font-name="Calibri Light" fo:font-weight="normal" style:font-name-asian="Times New Roman1" style:font-weight-asian="normal" style:font-name-complex="Calibri Light1" style:font-weight-complex="normal"/>
    </style:style>
    <style:style style:name="P20" style:family="paragraph" style:parent-style-name="Standard">
      <style:paragraph-properties fo:margin-top="0in" fo:margin-bottom="0in" fo:line-height="100%"/>
      <style:text-properties fo:color="#000000" style:font-name="Calibri Light" style:font-name-asian="Times New Roman1" style:font-name-complex="Calibri Light1"/>
    </style:style>
    <style:style style:name="P21" style:family="paragraph" style:parent-style-name="Standard" style:list-style-name="WWNum1">
      <style:paragraph-properties fo:margin-top="0in" fo:margin-bottom="0in" fo:line-height="100%"/>
      <style:text-properties fo:color="#000000" style:font-name="Calibri Light" style:font-name-asian="Times New Roman1" style:font-name-complex="Calibri Light1"/>
    </style:style>
    <style:style style:name="P22" style:family="paragraph" style:parent-style-name="Standard" style:list-style-name="WWNum2">
      <style:paragraph-properties fo:margin-top="0in" fo:margin-bottom="0in" fo:line-height="100%"/>
      <style:text-properties fo:color="#000000" style:font-name="Calibri Light" style:font-name-asian="Times New Roman1" style:font-name-complex="Calibri Light1"/>
    </style:style>
    <style:style style:name="P23" style:family="paragraph" style:parent-style-name="Standard" style:list-style-name="WWNum3">
      <style:paragraph-properties fo:margin-top="0in" fo:margin-bottom="0in" fo:line-height="100%"/>
      <style:text-properties fo:color="#000000" style:font-name="Calibri Light" style:font-name-asian="Times New Roman1" style:font-name-complex="Calibri Light1"/>
    </style:style>
    <style:style style:name="P24" style:family="paragraph" style:parent-style-name="Standard" style:list-style-name="WWNum4">
      <style:paragraph-properties fo:margin-top="0in" fo:margin-bottom="0in" fo:line-height="100%"/>
      <style:text-properties fo:color="#000000" style:font-name="Calibri Light" style:font-name-asian="Times New Roman1" style:font-name-complex="Calibri Light1"/>
    </style:style>
    <style:style style:name="P25" style:family="paragraph" style:parent-style-name="Standard" style:list-style-name="WWNum5">
      <style:paragraph-properties fo:margin-top="0in" fo:margin-bottom="0in" fo:line-height="100%"/>
      <style:text-properties fo:color="#000000" style:font-name="Calibri Light" style:font-name-asian="Times New Roman1" style:font-name-complex="Calibri Light1"/>
    </style:style>
    <style:style style:name="P26" style:family="paragraph" style:parent-style-name="Standard" style:list-style-name="WWNum4">
      <style:paragraph-properties fo:margin-top="0in" fo:margin-bottom="0in" fo:line-height="100%"/>
      <style:text-properties style:font-name="Calibri Light" style:font-name-asian="Times New Roman1" style:font-name-complex="Calibri Light1"/>
    </style:style>
    <style:style style:name="P27" style:family="paragraph" style:parent-style-name="Standard" style:list-style-name="WWNum4">
      <style:paragraph-properties fo:margin-top="0in" fo:margin-bottom="0in" fo:line-height="100%"/>
    </style:style>
    <style:style style:name="P28" style:family="paragraph" style:parent-style-name="Standard" style:list-style-name="WWNum5">
      <style:paragraph-properties fo:margin-top="0in" fo:margin-bottom="0in" fo:line-height="100%"/>
    </style:style>
    <style:style style:name="P29" style:family="paragraph">
      <style:paragraph-properties fo:text-align="center"/>
      <style:text-properties fo:font-size="18pt"/>
    </style:style>
    <style:style style:name="T1" style:family="text">
      <style:text-properties fo:color="#4472c4" style:font-name="Cambria" fo:font-size="23pt" style:font-name-asian="Times New Roman1" style:font-size-asian="23pt" style:font-name-complex="Calibri Light1" style:font-size-complex="23pt"/>
    </style:style>
    <style:style style:name="T2" style:family="text">
      <style:text-properties fo:color="#4472c4" style:font-name="Cambria" fo:font-size="10pt" style:font-name-asian="Times New Roman1" style:font-size-asian="10pt" style:font-name-complex="Calibri Light1" style:font-size-complex="10pt"/>
    </style:style>
    <style:style style:name="T3" style:family="text">
      <style:text-properties fo:color="#4472c4" style:font-name="Cambria" fo:font-size="10pt" fo:font-weight="bold" style:font-name-asian="Times New Roman1" style:font-size-asian="10pt" style:font-weight-asian="bold" style:font-name-complex="Calibri Light1" style:font-size-complex="10pt" style:font-weight-complex="bold"/>
    </style:style>
    <style:style style:name="T4" style:family="text">
      <style:text-properties fo:color="#4472c4" style:font-name="Calibri Light" fo:font-size="10pt" fo:font-weight="bold" style:font-name-asian="Times New Roman1" style:font-size-asian="10pt" style:font-weight-asian="bold" style:font-name-complex="Calibri Light1" style:font-size-complex="10pt" style:font-weight-complex="bold"/>
    </style:style>
    <style:style style:name="T5" style:family="text">
      <style:text-properties style:font-name="Calibri Light"/>
    </style:style>
    <style:style style:name="T6" style:family="text">
      <style:text-properties style:font-name="Calibri Light" style:font-name-asian="Times New Roman1" style:font-name-complex="Calibri Light1"/>
    </style:style>
    <style:style style:name="T7" style:family="text">
      <style:text-properties fo:color="#000000" style:font-name="Calibri Light" style:font-name-asian="Times New Roman1" style:font-name-complex="Calibri Light1"/>
    </style:style>
    <style:style style:name="T8" style:family="text">
      <style:text-properties fo:color="#000000" style:font-name="Calibri Light" fo:font-size="10pt" style:font-name-asian="Times New Roman1" style:font-size-asian="10pt" style:font-name-complex="Calibri Light1" style:font-size-complex="10pt"/>
    </style:style>
    <style:style style:name="T9" style:family="text">
      <style:text-properties fo:color="#000000" style:font-name="Calibri Light" fo:font-size="10pt" fo:font-style="italic" style:font-name-asian="Times New Roman1" style:font-size-asian="10pt" style:font-style-asian="italic" style:font-name-complex="Calibri Light1" style:font-size-complex="10pt" style:font-style-complex="italic"/>
    </style:style>
    <style:style style:name="T10" style:family="text">
      <style:text-properties fo:color="#000000" style:font-name="Calibri Light" fo:font-size="10pt" fo:font-style="italic" fo:font-weight="bold" style:font-name-asian="Times New Roman1" style:font-size-asian="10pt" style:font-style-asian="italic" style:font-weight-asian="bold" style:font-name-complex="Calibri Light1" style:font-size-complex="10pt" style:font-style-complex="italic" style:font-weight-complex="bold"/>
    </style:style>
    <style:style style:name="T11" style:family="text">
      <style:text-properties fo:color="#000000" style:font-name="Calibri Light" fo:font-style="italic" style:font-name-asian="Times New Roman1" style:font-style-asian="italic" style:font-name-complex="Calibri Light1" style:font-style-complex="italic"/>
    </style:style>
    <style:style style:name="T12" style:family="text">
      <style:text-properties fo:color="#000000" style:font-name="Cambria" style:font-name-asian="Times New Roman1" style:font-name-complex="Calibri Light1"/>
    </style:style>
    <style:style style:name="T13" style:family="text">
      <style:text-properties fo:color="#000000" style:font-name="Cambria" fo:font-weight="bold" style:font-name-asian="Times New Roman1" style:font-weight-asian="bold" style:font-name-complex="Calibri Light1" style:font-weight-complex="bold"/>
    </style:style>
    <style:style style:name="T14" style:family="text">
      <style:text-properties fo:color="#000000" style:font-name="Cambria" fo:font-style="italic" style:font-name-asian="Times New Roman1" style:font-style-asian="italic" style:font-name-complex="Calibri Light1" style:font-style-complex="italic"/>
    </style:style>
    <style:style style:name="T15" style:family="text">
      <style:text-properties fo:color="#000000" style:text-position="super 58%" style:font-name="Calibri Light" fo:font-size="10pt" style:font-name-asian="Times New Roman1" style:font-size-asian="10pt" style:font-name-complex="Calibri Light1" style:font-size-complex="10pt"/>
    </style:style>
    <style:style style:name="T16" style:family="text">
      <style:text-properties style:text-position="super 58%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4" draw:style-name="gr1" draw:text-style-name="P29" svg:width="0.1996in" svg:height="0.1996in" svg:x="0in" svg:y="-0.5957in">
        <draw:image xlink:href="Pictures/1000020100000200000002003DAA85B2.png" xlink:type="simple" xlink:show="embed" xlink:actuate="onLoad">
          <text:p/>
        </draw:image>
      </draw:frame>
      <draw:frame text:anchor-type="page" text:anchor-page-number="1" draw:z-index="1" draw:name="Picture 1" draw:style-name="gr1" draw:text-style-name="P29" svg:width="0.2748in" svg:height="0.2748in" svg:x="0in" svg:y="-0.4063in">
        <draw:image xlink:href="Pictures/100002010000003C0000003CE13493B1.png" xlink:type="simple" xlink:show="embed" xlink:actuate="onLoad">
          <text:p/>
        </draw:image>
      </draw:frame>
      <draw:frame text:anchor-type="page" text:anchor-page-number="1" draw:z-index="2" draw:name="Picture 16" draw:style-name="gr1" draw:text-style-name="P29" svg:width="0.1996in" svg:height="0.1996in" svg:x="0in" svg:y="-0.6in">
        <draw:image xlink:href="Pictures/100002010000002C0000002C370341DA.png" xlink:type="simple" xlink:show="embed" xlink:actuate="onLoad">
          <text:p/>
        </draw:image>
      </draw:frame>
      <text:p text:style-name="P18"><text:span text:style-name="T1">Nico Zucca</text:span><text:span text:style-name="T2">                     <text:s text:c="7"/>                                                          <text:s text:c="94"/></text:span></text:p>
      <text:p text:style-name="P1"><text:span text:style-name="T8">CS Major and Researcher at Colorado School of Mines, focused on </text:span><text:span text:style-name="T3">Robotics</text:span><text:span text:style-name="T4"> </text:span><text:span text:style-name="T8">and </text:span><text:span text:style-name="T3">Intelligent Systems.</text:span></text:p>
      <text:p text:style-name="P1"><text:span text:style-name="T9">Passionate maker and innovator. </text:span><text:span text:style-name="T10">FRC 2468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Experience</text:p>
            <text:p text:style-name="P1"><text:span text:style-name="T13">ARIA Lab:</text:span><text:span text:style-name="T12"> Robotics / SLAM Researcher</text:span><text:span text:style-name="T11"> <text:s text:c="2"/></text:span></text:p>
            <text:p text:style-name="P11">November 2023 – Current</text:p>
            <text:list xml:id="list8949429112750767475" text:style-name="WWNum1">
              <text:list-item>
                <text:p text:style-name="P19">Developed novel feature matching algorithm for robust feature matching in high variance planar situations. Planned publish at ECCV or IROS end of February.</text:p>
              </text:list-item>
              <text:list-item>
                <text:p text:style-name="P19">Contributing to a Robust SLAM Meta-analysis, including application of SLAM to high-variance situations (FPV drone racing YouTube videos). Planned publish end of April.</text:p>
              </text:list-item>
              <text:list-item>
                <text:p text:style-name="P19">Developed team tools and tutorials for using Docker and lab servers.</text:p>
              </text:list-item>
            </text:list>
            <text:p text:style-name="P1"><text:span text:style-name="T13">Trimble:</text:span><text:span text:style-name="T12"> </text:span><text:span text:style-name="T14">Software Engineering/Robotics Intern</text:span><text:span text:style-name="T11"> <text:s text:c="3"/></text:span></text:p>
            <text:p text:style-name="P11">May 2023 – December 2023</text:p>
            <text:list xml:id="list40494721" text:continue-numbering="true" text:style-name="WWNum1">
              <text:list-item>
                <text:p text:style-name="P21">Managed perception team for deployment of Autonomous vehicle to customer.</text:p>
              </text:list-item>
              <text:list-item>
                <text:p text:style-name="P21">Developed complete multi-platform application using C/python/Docker for peripheral configuration and flashing, including SM Radars, Ethernet Cameras, and Ouster Lidars.</text:p>
              </text:list-item>
              <text:list-item>
                <text:p text:style-name="P21">Designed and constructed complete electrical twin of our autonomous vehicle for use in bench testing and validation. Ran training course for testing team.</text:p>
              </text:list-item>
            </text:list>
            <text:p text:style-name="P1"><text:span text:style-name="T13">OSARO:</text:span><text:span text:style-name="T12"> </text:span><text:span text:style-name="T14">Mechatronics/Robotics Intern</text:span><text:span text:style-name="T11"> <text:s text:c="3"/></text:span></text:p>
            <text:p text:style-name="P11">May 2022 – August 2022</text:p>
            <text:list xml:id="list40485930" text:continue-numbering="true" text:style-name="WWNum1">
              <text:list-item>
                <text:p text:style-name="P21">Using Solidworks and Arduino, designed and prototyped a special purpose scanner/ buffer/orientation control system for glasses cases in an automated warehouse setting.</text:p>
              </text:list-item>
              <text:list-item>
                <text:p text:style-name="P21">Using VBA, developed a tool that fully automates the creation of low-poly-high-fidelity collision meshes for an entire robot cell from native CAD files. Previously 20+ hrs/modification. Used VHCAD, integrates with OpenRave model using Jinja files.</text:p>
              </text:list-item>
            </text:list>
            <text:p text:style-name="P1"><text:span text:style-name="T13">Unaliwear</text:span><text:span text:style-name="T14">: Engineering Technician </text:span><text:span text:style-name="T12">|</text:span><text:span text:style-name="T14"> Outsource Manufacturing Liaison - Fulltime                         <text:s text:c="42"/></text:span></text:p>
            <text:p text:style-name="P11">April 2021 - August 2021</text:p>
            <text:list xml:id="list8867155175141886950" text:style-name="WWNum2">
              <text:list-item>
                <text:p text:style-name="P22">Developed a complete new product (CAD, prototyping, focus groups, testing, manufacturing).</text:p>
              </text:list-item>
              <text:list-item>
                <text:p text:style-name="P22">Managed transition to a new primary supplier for metal watch parts.</text:p>
              </text:list-item>
              <text:list-item>
                <text:p text:style-name="P22">Oversaw the testing and validation of samples from new manufacturing facilities.</text:p>
              </text:list-item>
              <text:list-item>
                <text:p text:style-name="P22">Worked with an external AI team to test a new version of our fall detection algorithm.</text:p>
              </text:list-item>
              <text:list-item>
                <text:p text:style-name="P22">Coordinated outsourced materials research in China for new components.</text:p>
              </text:list-item>
            </text:list>
            <text:p text:style-name="P1"><text:span text:style-name="T13">Iris Automation:</text:span><text:span text:style-name="T7"> </text:span><text:span text:style-name="T14">LabVIEW Software Developer - Fulltime</text:span><text:span text:style-name="T7"> </text:span></text:p>
            <text:p text:style-name="P11">March 2021 - April 2021</text:p>
            <text:list xml:id="list4762179486917248831" text:style-name="WWNum3">
              <text:list-item>
                <text:p text:style-name="P23">Cleaned and optimized 3rd party LabVIEW automation code used in EV Automotive manufacturing.</text:p>
              </text:list-item>
              <text:list-item>
                <text:p text:style-name="P23">Recovered corrupted documentation using Linux tools.</text:p>
              </text:list-item>
            </text:list>
            <text:p text:style-name="P1"><text:span text:style-name="T13">Unaliwear:</text:span><text:span text:style-name="T7"> </text:span><text:span text:style-name="T14">Engineering Technician </text:span><text:span text:style-name="T12">|</text:span><text:span text:style-name="T14"> Administration - Fulltime</text:span><text:span text:style-name="T11">    </text:span><text:span text:style-name="T7">                                                </text:span></text:p>
            <text:p text:style-name="P1"><text:span text:style-name="T7">May </text:span><text:span text:style-name="T6">2020 - December 2020</text:span></text:p>
            <text:list xml:id="list7307882146196810537" text:style-name="WWNum4">
              <text:list-item>
                <text:p text:style-name="P26">Improved testing speed by 3x using automated bard functionality test in embedded C++.</text:p>
              </text:list-item>
              <text:list-item>
                <text:p text:style-name="P27"><text:span text:style-name="T6">Developed a custom too to aid in an </text:span><text:span text:style-name="T7">arthritic population’s use of our product.</text:span></text:p>
              </text:list-item>
              <text:list-item>
                <text:p text:style-name="P24">Deployed custom injection moulded solution with outsource manufacturers.</text:p>
              </text:list-item>
              <text:list-item>
                <text:p text:style-name="P24">Developed a firmware test suite using C++, SQL, and a custom macro implementation.</text:p>
              </text:list-item>
              <text:list-item>
                <text:p text:style-name="P24">Developed a laser engraving console using Python 3 and custom G-Code.</text:p>
              </text:list-item>
            </text:list>
            <text:p text:style-name="P1"><text:span text:style-name="T13">NASA Summer Robotics Academy</text:span><text:span text:style-name="T14">: Engineering Intern</text:span><text:span text:style-name="T11">     </text:span><text:span text:style-name="T7">    <text:s/>                                            </text:span></text:p>
            <text:p text:style-name="P11">June 2020 - September 2020</text:p>
            <text:list xml:id="list6913087638976094207" text:style-name="WWNum5">
              <text:list-item>
                <text:p text:style-name="P25">Led the design of a moon-shot battery screening system, directing the work of 13 interns.</text:p>
              </text:list-item>
              <text:list-item>
                <text:p text:style-name="P25">Design an autonomous system to screen lithium-ion cells using OnShape.</text:p>
              </text:list-item>
              <text:list-item>
                <text:p text:style-name="P28"><text:span text:style-name="T7">Evaluated contractor industrial standards for the LTV as part of the Artemis Mission.</text:span><text:span text:style-name="T8"> </text:span></text:p>
              </text:list-item>
            </text:list>
          </table:table-cell>
          <table:table-cell table:style-name="Table1.A1" office:value-type="string">
            <text:p text:style-name="P4">Technical Skills</text:p>
            <text:p text:style-name="P6">Code and Computing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8">C/C++</text:p>
                  <text:p text:style-name="P8">Python</text:p>
                  <text:p text:style-name="P8">Linux</text:p>
                  <text:p text:style-name="P8">Docker</text:p>
                  <text:p text:style-name="P8">LabVIEW</text:p>
                </table:table-cell>
                <table:table-cell table:style-name="Table2.A1" office:value-type="string">
                  <text:p text:style-name="P17">ROS/ROS 2</text:p>
                </table:table-cell>
              </table:table-row>
            </table:table>
            <text:p text:style-name="P6"/>
            <text:p text:style-name="P6">Computer-Aided Design</text:p>
            <text:p text:style-name="P8">Solidworks</text:p>
            <text:p text:style-name="P8">OnShape</text:p>
            <text:p text:style-name="P8">PTC Creo</text:p>
            <text:p text:style-name="P8">Design for injection molding</text:p>
            <text:p text:style-name="P8">Design for FDM 3D printing</text:p>
            <text:p text:style-name="P8"/>
            <text:p text:style-name="P6">Electronics</text:p>
            <text:p text:style-name="P8">PCB EDA → KiCad</text:p>
            <text:p text:style-name="P8">Soldering</text:p>
            <text:p text:style-name="P13"/>
            <text:p text:style-name="P4">Education</text:p>
            <text:p text:style-name="P8">B.S. Computer Science <text:s text:c="2"/></text:p>
            <text:p text:style-name="P8"><text:s/>- Graduating Spring 2024</text:p>
            <text:p text:style-name="P8"><text:s/>- Colorado School of Mines</text:p>
            <text:p text:style-name="P8">GoGoAir C-MAPP Scholar</text:p>
            <text:p text:style-name="P8"/>
            <text:p text:style-name="P4">Certifications</text:p>
            <text:p text:style-name="P8">2023 Colorado School of Mines </text:p>
            <text:p text:style-name="P8"><text:s text:c="7"/>Algobowl 1<text:span text:style-name="T16">st</text:span> place</text:p>
            <text:p text:style-name="P10">HackMIT 2022 IBM Sustainability</text:p>
            <text:p text:style-name="P14"><text:span text:style-name="T8"><text:s text:c="7"/>challenge – 1</text:span><text:span text:style-name="T15">st</text:span><text:span text:style-name="T8"> prize</text:span></text:p>
            <text:p text:style-name="P9">Eagle Scout   </text:p>
            <text:p text:style-name="P8">CAPSTONE Diploma for</text:p>
            <text:p text:style-name="P8"><text:s text:c="7"/>Autonomous Drifting  </text:p>
            <text:p text:style-name="P9"/>
            <text:p text:style-name="P4">General Skills</text:p>
            <text:p text:style-name="P8">Leadership</text:p>
            <text:p text:style-name="P8">Communication</text:p>
            <text:p text:style-name="P8">Time Management</text:p>
            <text:p text:style-name="P8">Work Ethic</text:p>
            <text:p text:style-name="P8"/>
            <text:p text:style-name="P4">Interests</text:p>
            <text:p text:style-name="P15"><text:span text:style-name="T8"><text:s text:c="8"/>HMI</text:span><draw:frame draw:style-name="fr1" draw:name="2" text:anchor-type="char" svg:x="-0.0028in" svg:y="0.0244in" svg:width="0.1992in" svg:height="0.1992in" draw:z-index="3"><draw:image xlink:href="Pictures/1000020100000200000002003DAA85B2.png" xlink:type="simple" xlink:show="embed" xlink:actuate="onLoad"/></draw:frame><text:span text:style-name="T8"> <text:s/></text:span></text:p>
            <text:p text:style-name="P16"><draw:frame draw:style-name="fr1" draw:name="3" text:anchor-type="char" svg:x="0.0083in" svg:y="0.0063in" svg:width="0.1992in" svg:height="0.1992in" draw:z-index="4"><draw:image xlink:href="Pictures/100002010000002C0000002C370341DA.png" xlink:type="simple" xlink:show="embed" xlink:actuate="onLoad"/></draw:frame> <text:s text:c="7"/>Automation</text:p>
            <text:p text:style-name="P16"><text:s text:c="2"/><draw:frame draw:style-name="fr1" draw:name="1" text:anchor-type="char" svg:x="-0.05in" svg:y="-0.0098in" svg:width="0.2744in" svg:height="0.2744in" draw:z-index="5"><draw:image xlink:href="Pictures/100002010000003C0000003CE13493B1.png" xlink:type="simple" xlink:show="embed" xlink:actuate="onLoad"/></draw:frame> <text:s text:c="5"/>Special-Purpose <text:line-break/> <text:s text:c="7"/>Robotics</text:p>
          </table:table-cell>
        </table:table-row>
        <text:soft-page-break/>
        <table:table-row table:style-name="Table1.1">
          <table:table-cell table:style-name="Table1.A1" office:value-type="string">
            <text:p text:style-name="P5">Aria Lab Cover Letter</text:p>
            <text:p text:style-name="P3">I am an undergrad student who is hugely passionate about robotics and automation, as I hope my resume shows. My resume does not show the many personal projects that I've undertaken to improve my knowledge, <text:s/>such as building an English → Chinese translation website from scratch (Github: TranslationWebsite) or attempting to recreate a SLAM algorithm from scratch using C to better understand the principles behind it. (Github: Navie)<text:line-break/><text:line-break/>To be completely transparent, I don't have all the time in the world this semester, but I would love the opportunity to contribute what I can and learn more about a field that I am super interested in!</text:p>
            <text:p text:style-name="P3"/>
            <text:p text:style-name="P5">Relevant External Links</text:p>
            <text:p text:style-name="P3">Personal website. Includes an extended version of this resume, as well as some additional content:</text:p>
            <text:p text:style-name="P7"><text:a xlink:type="simple" xlink:href="http://nicozucca.com/" text:style-name="Internet_20_link" text:visited-style-name="Visited_20_Internet_20_Link"><text:span text:style-name="T5">http://nicozucca.com</text:span></text:a></text:p>
            <text:p text:style-name="P3"/>
            <text:p text:style-name="P3">Personal github. Includes code for various projects including the website seen above, Navie, Translation Website, and more.</text:p>
            <text:p text:style-name="P7"><text:a xlink:type="simple" xlink:href="https://github.com/Nianzu" text:style-name="Internet_20_link" text:visited-style-name="Visited_20_Internet_20_Link"><text:span text:style-name="T5">https://github.com/Nianzu</text:span></text:a></text:p>
            <text:p text:style-name="P3"/>
            <text:p text:style-name="P12"/>
            <text:p text:style-name="P5"/>
          </table:table-cell>
          <table:table-cell table:style-name="Table1.A1" office:value-type="string">
            <text:p text:style-name="P5"><text:s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font-name-asian="SimSun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ize="10pt" style:font-size-asian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s Zucca</meta:initial-creator>
    <dc:creator>Nico Zucca</dc:creator>
    <meta:editing-cycles>10</meta:editing-cycles>
    <meta:print-date>2022-12-06T20:57:00</meta:print-date>
    <meta:creation-date>2022-12-06T20:56:00</meta:creation-date>
    <dc:date>2024-01-30T20:24:30.79</dc:date>
    <meta:editing-duration>PT43M54S</meta:editing-duration>
    <meta:generator>OpenOffice/4.1.13$Win32 OpenOffice.org_project/4113m1$Build-9810</meta:generator>
    <meta:document-statistic meta:table-count="2" meta:image-count="3" meta:object-count="0" meta:page-count="2" meta:paragraph-count="88" meta:word-count="696" meta:character-count="50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